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in" fo:margin-right="0in" fo:margin-top="0in" fo:margin-bottom="0in" style:contextual-spacing="false" style:line-height-at-least="0.2189in" fo:text-indent="0in" style:auto-text-indent="false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in" fo:margin-bottom="0in" style:contextual-spacing="false" style:line-height-at-least="0.2189in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color="#222222" loext:opacity="100%" style:font-name="helvetica neue" fo:font-size="15.75pt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5" style:family="paragraph" style:parent-style-name="Standard">
      <style:paragraph-properties fo:margin-top="0in" fo:margin-bottom="0in" style:contextual-spacing="false" style:line-height-at-least="0.2189in" fo:text-align="center" style:justify-single-word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189in" fo:text-align="start" style:justify-single-word="false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bold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bold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text-transform="lowercase" fo:color="#222222" loext:opacity="100%" style:font-name="Consolas" fo:font-size="10.5pt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102in" fo:margin-right="0.0102in" fo:margin-top="0.0102in" fo:margin-bottom="0.0102in" style:contextual-spacing="false" fo:line-height="110%" fo:text-indent="0in" style:auto-text-indent="false"/>
      <style:text-properties fo:color="#888888" loext:opacity="100%" loext:padding="0.0311in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12.75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in" fo:font-size="12.75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in" fo:font-size="9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fo:font-size="12.75pt" style:text-underline-style="none" style:text-blinking="false"/>
    </style:style>
    <style:style style:name="T5" style:family="text">
      <style:text-properties fo:font-variant="normal" fo:text-transform="none" fo:color="#000000" loext:opacity="100%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="0in" loext:border="none"/>
    </style:style>
    <style:style style:name="T6" style:family="text">
      <style:text-properties style:font-name="courier new" fo:font-size="11.25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. Black and White Stripe</text:p>
      <text:section text:style-name="Sect1" text:name="pageContent">
        <text:p text:style-name="P4">time limit per test</text:p>
        <text:p text:style-name="P5">2 seconds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You have a stripe of checkered paper of length <text:bookmark text:name="MathJax-Element-1-Frame"/><text:bookmark text:name="MathJax-Span-1"/><text:bookmark text:name="MathJax-Span-2"/><text:bookmark text:name="MathJax-Span-3"/><text:span text:style-name="T1">n</text:span>. Each cell is either white or black.</text:p>
        <text:p text:style-name="P6">What is the minimum number of cells that must be recolored from white to black in order to have a segment of <text:bookmark text:name="MathJax-Element-2-Frame"/><text:bookmark text:name="MathJax-Span-4"/><text:bookmark text:name="MathJax-Span-5"/><text:bookmark text:name="MathJax-Span-6"/><text:span text:style-name="T1">k</text:span> consecutive black cells on the stripe?</text:p>
        <text:p text:style-name="P6">If the input data is such that a segment of <text:bookmark text:name="MathJax-Element-3-Frame"/><text:bookmark text:name="MathJax-Span-7"/><text:bookmark text:name="MathJax-Span-8"/><text:bookmark text:name="MathJax-Span-9"/><text:span text:style-name="T1">k</text:span> consecutive black cells already exists, then print <text:span text:style-name="T6">0</text:span>.</text:p>
        <text:p text:style-name="P8">Input</text:p>
        <text:p text:style-name="P6">The first line contains an integer <text:bookmark text:name="MathJax-Element-4-Frame"/><text:bookmark text:name="MathJax-Span-10"/><text:bookmark text:name="MathJax-Span-11"/><text:bookmark text:name="MathJax-Span-12"/><text:span text:style-name="T1">t</text:span> (<text:bookmark text:name="MathJax-Element-5-Frame"/><text:bookmark text:name="MathJax-Span-13"/><text:bookmark text:name="MathJax-Span-14"/><text:bookmark text:name="MathJax-Span-15"/><text:span text:style-name="T2">1</text:span><text:bookmark text:name="MathJax-Span-16"/><text:span text:style-name="T4">≤</text:span><text:bookmark text:name="MathJax-Span-17"/><text:span text:style-name="T1">t</text:span><text:bookmark text:name="MathJax-Span-18"/><text:span text:style-name="T4">≤</text:span><text:bookmark text:name="MathJax-Span-19"/><text:bookmark text:name="MathJax-Span-20"/><text:span text:style-name="T2">10</text:span><text:bookmark text:name="MathJax-Span-21"/><text:span text:style-name="T3">4</text:span>) — the number of test cases.</text:p>
        <text:p text:style-name="P6">Next, descriptions of <text:bookmark text:name="MathJax-Element-6-Frame"/><text:bookmark text:name="MathJax-Span-22"/><text:bookmark text:name="MathJax-Span-23"/><text:bookmark text:name="MathJax-Span-24"/><text:span text:style-name="T1">t</text:span> test cases follow.</text:p>
        <text:p text:style-name="P6">The first line of the input contains two integers <text:bookmark text:name="MathJax-Element-7-Frame"/><text:bookmark text:name="MathJax-Span-25"/><text:bookmark text:name="MathJax-Span-26"/><text:bookmark text:name="MathJax-Span-27"/><text:span text:style-name="T1">n</text:span> and <text:bookmark text:name="MathJax-Element-8-Frame"/><text:bookmark text:name="MathJax-Span-28"/><text:bookmark text:name="MathJax-Span-29"/><text:bookmark text:name="MathJax-Span-30"/><text:span text:style-name="T1">k</text:span> (<text:bookmark text:name="MathJax-Element-9-Frame"/><text:bookmark text:name="MathJax-Span-31"/><text:bookmark text:name="MathJax-Span-32"/><text:bookmark text:name="MathJax-Span-33"/><text:span text:style-name="T2">1</text:span><text:bookmark text:name="MathJax-Span-34"/><text:span text:style-name="T4">≤</text:span><text:bookmark text:name="MathJax-Span-35"/><text:span text:style-name="T1">k</text:span><text:bookmark text:name="MathJax-Span-36"/><text:span text:style-name="T4">≤</text:span><text:bookmark text:name="MathJax-Span-37"/><text:span text:style-name="T1">n</text:span><text:bookmark text:name="MathJax-Span-38"/><text:span text:style-name="T4">≤</text:span><text:bookmark text:name="MathJax-Span-39"/><text:span text:style-name="T2">2</text:span><text:bookmark text:name="MathJax-Span-40"/><text:span text:style-name="T4">⋅</text:span><text:bookmark text:name="MathJax-Span-41"/><text:bookmark text:name="MathJax-Span-42"/><text:span text:style-name="T2">10</text:span><text:bookmark text:name="MathJax-Span-43"/><text:span text:style-name="T3">5</text:span>). The second line consists of the letters '<text:span text:style-name="T6">W</text:span>' (white) and '<text:span text:style-name="T6">B</text:span>' (black). The line length is <text:bookmark text:name="MathJax-Element-10-Frame"/><text:bookmark text:name="MathJax-Span-44"/><text:bookmark text:name="MathJax-Span-45"/><text:bookmark text:name="MathJax-Span-46"/><text:span text:style-name="T1">n</text:span>.</text:p>
        <text:p text:style-name="P6">It is guaranteed that the sum of values <text:bookmark text:name="MathJax-Element-11-Frame"/><text:bookmark text:name="MathJax-Span-47"/><text:bookmark text:name="MathJax-Span-48"/><text:bookmark text:name="MathJax-Span-49"/><text:span text:style-name="T1">n</text:span> does not exceed <text:bookmark text:name="MathJax-Element-12-Frame"/><text:bookmark text:name="MathJax-Span-50"/><text:bookmark text:name="MathJax-Span-51"/><text:bookmark text:name="MathJax-Span-52"/><text:span text:style-name="T2">2</text:span><text:bookmark text:name="MathJax-Span-53"/><text:span text:style-name="T4">⋅</text:span><text:bookmark text:name="MathJax-Span-54"/><text:bookmark text:name="MathJax-Span-55"/><text:span text:style-name="T2">10</text:span><text:bookmark text:name="MathJax-Span-56"/><text:span text:style-name="T3">5</text:span>.</text:p>
        <text:p text:style-name="P8">Output</text:p>
        <text:p text:style-name="P6">For each of <text:bookmark text:name="MathJax-Element-13-Frame"/><text:bookmark text:name="MathJax-Span-57"/><text:bookmark text:name="MathJax-Span-58"/><text:bookmark text:name="MathJax-Span-59"/><text:span text:style-name="T1">t</text:span> test cases print an integer — the minimum number of cells that need to be repainted from white to black in order to have a segment of <text:bookmark text:name="MathJax-Element-14-Frame"/><text:bookmark text:name="MathJax-Span-60"/><text:bookmark text:name="MathJax-Span-61"/><text:bookmark text:name="MathJax-Span-62"/><text:span text:style-name="T1">k</text:span> consecutive black cells.</text:p>
        <text:p text:style-name="P7">Example</text:p>
        <text:p text:style-name="P9">input</text:p>
        <text:section text:style-name="Sect1" text:name="id00170011255218939">
          <text:p text:style-name="P10">Copy</text:p>
        </text:section>
        <text:p text:style-name="P1"><text:bookmark text:name="id0040847756009846403"/>4</text:p>
        <text:p text:style-name="P2">5 3</text:p>
        <text:p text:style-name="P2">BBWBW</text:p>
        <text:p text:style-name="P2">5 5</text:p>
        <text:p text:style-name="P2">BBWBW</text:p>
        <text:p text:style-name="P2">5 1</text:p>
        <text:p text:style-name="P2">BBWBW</text:p>
        <text:p text:style-name="P2">1 1</text:p>
        <text:p text:style-name="P2">W</text:p>
        <text:p text:style-name="P9">output</text:p>
        <text:section text:style-name="Sect1" text:name="id00239956429504657">
          <text:p text:style-name="P10">Copy</text:p>
        </text:section>
        <text:p text:style-name="P1"><text:bookmark text:name="id0047851219466929407"/>1</text:p>
        <text:p text:style-name="P2">2</text:p>
        <text:p text:style-name="P2">0</text:p>
        <text:p text:style-name="P2">1</text:p>
        <text:p text:style-name="P8">Note</text:p>
        <text:p text:style-name="P6">In the first test case, <text:bookmark text:name="MathJax-Element-15-Frame"/><text:bookmark text:name="MathJax-Span-63"/><text:bookmark text:name="MathJax-Span-64"/><text:bookmark text:name="MathJax-Span-65"/><text:span text:style-name="T1">s</text:span>="<text:span text:style-name="T6">BBWBW</text:span>" and <text:bookmark text:name="MathJax-Element-16-Frame"/><text:bookmark text:name="MathJax-Span-66"/><text:bookmark text:name="MathJax-Span-67"/><text:bookmark text:name="MathJax-Span-68"/><text:span text:style-name="T1">k</text:span><text:bookmark text:name="MathJax-Span-69"/><text:span text:style-name="T2">=</text:span><text:bookmark text:name="MathJax-Span-70"/><text:span text:style-name="T2">3</text:span>. It is enough to recolor <text:bookmark text:name="MathJax-Element-17-Frame"/><text:bookmark text:name="MathJax-Span-71"/><text:bookmark text:name="MathJax-Span-72"/><text:bookmark text:name="MathJax-Span-73"/><text:bookmark text:name="MathJax-Span-74"/><text:span text:style-name="T1">s</text:span><text:bookmark text:name="MathJax-Span-75"/><text:span text:style-name="T3">3</text:span> and get <text:bookmark text:name="MathJax-Element-18-Frame"/><text:bookmark text:name="MathJax-Span-76"/><text:bookmark text:name="MathJax-Span-77"/><text:bookmark text:name="MathJax-Span-78"/><text:span text:style-name="T1">s</text:span>="<text:span text:style-name="T6">BBBBW</text:span>". This string contains a segment of length <text:bookmark text:name="MathJax-Element-19-Frame"/><text:bookmark text:name="MathJax-Span-79"/><text:bookmark text:name="MathJax-Span-80"/><text:bookmark text:name="MathJax-Span-81"/><text:span text:style-name="T1">k</text:span><text:bookmark text:name="MathJax-Span-82"/><text:span text:style-name="T2">=</text:span><text:bookmark text:name="MathJax-Span-83"/><text:span text:style-name="T2">3</text:span> consisting of the letters '<text:span text:style-name="T6">B</text:span>'.</text:p>
        <text:p text:style-name="P6"><text:soft-page-break/>In the second test case of the example <text:bookmark text:name="MathJax-Element-20-Frame"/><text:bookmark text:name="MathJax-Span-84"/><text:bookmark text:name="MathJax-Span-85"/><text:bookmark text:name="MathJax-Span-86"/><text:span text:style-name="T1">s</text:span>="<text:span text:style-name="T6">BBWBW</text:span>" and <text:bookmark text:name="MathJax-Element-21-Frame"/><text:bookmark text:name="MathJax-Span-87"/><text:bookmark text:name="MathJax-Span-88"/><text:bookmark text:name="MathJax-Span-89"/><text:span text:style-name="T1">k</text:span><text:bookmark text:name="MathJax-Span-90"/><text:span text:style-name="T2">=</text:span><text:bookmark text:name="MathJax-Span-91"/><text:span text:style-name="T2">5</text:span>. It is enough to recolor <text:bookmark text:name="MathJax-Element-22-Frame"/><text:bookmark text:name="MathJax-Span-92"/><text:bookmark text:name="MathJax-Span-93"/><text:bookmark text:name="MathJax-Span-94"/><text:bookmark text:name="MathJax-Span-95"/><text:span text:style-name="T1">s</text:span><text:bookmark text:name="MathJax-Span-96"/><text:span text:style-name="T3">3</text:span> and <text:bookmark text:name="MathJax-Element-23-Frame"/><text:bookmark text:name="MathJax-Span-97"/><text:bookmark text:name="MathJax-Span-98"/><text:bookmark text:name="MathJax-Span-99"/><text:bookmark text:name="MathJax-Span-100"/><text:span text:style-name="T1">s</text:span><text:bookmark text:name="MathJax-Span-101"/><text:span text:style-name="T3">5</text:span> and get <text:bookmark text:name="MathJax-Element-24-Frame"/><text:bookmark text:name="MathJax-Span-102"/><text:bookmark text:name="MathJax-Span-103"/><text:bookmark text:name="MathJax-Span-104"/><text:span text:style-name="T1">s</text:span>="<text:span text:style-name="T6">BBBBB</text:span>". This string contains a segment of length <text:bookmark text:name="MathJax-Element-25-Frame"/><text:bookmark text:name="MathJax-Span-105"/><text:bookmark text:name="MathJax-Span-106"/><text:bookmark text:name="MathJax-Span-107"/><text:span text:style-name="T1">k</text:span><text:bookmark text:name="MathJax-Span-108"/><text:span text:style-name="T2">=</text:span><text:bookmark text:name="MathJax-Span-109"/><text:span text:style-name="T2">5</text:span> consisting of the letters '<text:span text:style-name="T6">B</text:span>'.</text:p>
        <text:p text:style-name="P6">In the third test case of the example <text:bookmark text:name="MathJax-Element-26-Frame"/><text:bookmark text:name="MathJax-Span-110"/><text:bookmark text:name="MathJax-Span-111"/><text:bookmark text:name="MathJax-Span-112"/><text:span text:style-name="T1">s</text:span>="<text:span text:style-name="T6">BBWBW</text:span>" and <text:bookmark text:name="MathJax-Element-27-Frame"/><text:bookmark text:name="MathJax-Span-113"/><text:bookmark text:name="MathJax-Span-114"/><text:bookmark text:name="MathJax-Span-115"/><text:span text:style-name="T1">k</text:span><text:bookmark text:name="MathJax-Span-116"/><text:span text:style-name="T2">=</text:span><text:bookmark text:name="MathJax-Span-117"/><text:span text:style-name="T2">1</text:span>. The string <text:bookmark text:name="MathJax-Element-28-Frame"/><text:bookmark text:name="MathJax-Span-118"/><text:bookmark text:name="MathJax-Span-119"/><text:bookmark text:name="MathJax-Span-120"/><text:span text:style-name="T1">s</text:span> already contains a segment of length <text:bookmark text:name="MathJax-Element-29-Frame"/><text:bookmark text:name="MathJax-Span-121"/><text:bookmark text:name="MathJax-Span-122"/><text:bookmark text:name="MathJax-Span-123"/><text:span text:style-name="T1">k</text:span><text:bookmark text:name="MathJax-Span-124"/><text:span text:style-name="T2">=</text:span><text:bookmark text:name="MathJax-Span-125"/><text:span text:style-name="T2">1</text:span> consisting of the letters '<text:span text:style-name="T6">B</text:span>'.</text:p>
      </text:section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13T21:32:34.738882905</dc:date>
    <meta:editing-duration>PT7S</meta:editing-duration>
    <meta:editing-cycles>1</meta:editing-cycles>
    <meta:document-statistic meta:table-count="0" meta:image-count="0" meta:object-count="0" meta:page-count="2" meta:paragraph-count="42" meta:word-count="301" meta:character-count="1543" meta:non-whitespace-character-count="1280"/>
  </office:meta>
</office:document-meta>
</file>